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4.232cm"/>
    </style:style>
    <style:style style:name="Table1.B" style:family="table-column">
      <style:table-column-properties style:column-width="12.2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/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1"/>
    </style:style>
    <style:style style:name="Table3" style:family="table">
      <style:table-properties style:width="16.51cm" fo:margin-left="-0.206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/>
    </style:style>
    <style:style style:name="Table4" style:family="table">
      <style:table-properties style:width="16.51cm" fo:margin-left="-0.206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1"/>
    </style:style>
    <style:style style:name="Table5" style:family="table">
      <style:table-properties style:width="16.51cm" fo:margin-left="-0.206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1"/>
    </style:style>
    <style:style style:name="Table6" style:family="table">
      <style:table-properties style:width="16.51cm" fo:margin-left="-0.206cm" fo:margin-top="0cm" fo:margin-bottom="0cm" table:align="left"/>
    </style:style>
    <style:style style:name="Table6.A" style:family="table-column">
      <style:table-column-properties style:column-width="4.232cm"/>
    </style:style>
    <style:style style:name="Table6.B" style:family="table-column">
      <style:table-column-properties style:column-width="12.27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1"/>
    </style:style>
    <style:style style:name="Table7" style:family="table">
      <style:table-properties style:width="16.51cm" fo:margin-left="-0.206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000001"/>
    </style:style>
    <style:style style:name="Table8" style:family="table">
      <style:table-properties style:width="16.51cm" fo:margin-left="-0.206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000001"/>
    </style:style>
    <style:style style:name="Table9" style:family="table">
      <style:table-properties style:width="16.51cm" fo:margin-left="-0.206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000001"/>
    </style:style>
    <style:style style:name="Table10" style:family="table">
      <style:table-properties style:width="16.51cm" fo:margin-left="-0.206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000001"/>
    </style:style>
    <style:style style:name="Table11" style:family="table">
      <style:table-properties style:width="16.51cm" fo:margin-left="-0.206cm" fo:margin-top="0cm" fo:margin-bottom="0cm" table:align="left"/>
    </style:style>
    <style:style style:name="Table11.A" style:family="table-column">
      <style:table-column-properties style:column-width="4.232cm"/>
    </style:style>
    <style:style style:name="Table11.B" style:family="table-column">
      <style:table-column-properties style:column-width="12.27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000001"/>
    </style:style>
    <style:style style:name="Table12" style:family="table">
      <style:table-properties style:width="16.51cm" fo:margin-left="-0.206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000001"/>
    </style:style>
    <style:style style:name="Table13" style:family="table">
      <style:table-properties style:width="16.51cm" fo:margin-left="-0.206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000001"/>
    </style:style>
    <style:style style:name="Table14" style:family="table">
      <style:table-properties style:width="16.51cm" fo:margin-left="-0.206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000001"/>
    </style:style>
    <style:style style:name="Table15" style:family="table">
      <style:table-properties style:width="16.51cm" fo:margin-left="-0.206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000001"/>
    </style:style>
    <style:style style:name="Table16" style:family="table">
      <style:table-properties style:width="16.51cm" fo:margin-left="-0.206cm" fo:margin-top="0cm" fo:margin-bottom="0cm" table:align="left"/>
    </style:style>
    <style:style style:name="Table16.A" style:family="table-column">
      <style:table-column-properties style:column-width="4.232cm"/>
    </style:style>
    <style:style style:name="Table16.B" style:family="table-column">
      <style:table-column-properties style:column-width="12.278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000001"/>
    </style:style>
    <style:style style:name="Table17" style:family="table">
      <style:table-properties style:width="16.51cm" fo:margin-left="-0.206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000001"/>
    </style:style>
    <style:style style:name="Table18" style:family="table">
      <style:table-properties style:width="16.51cm" fo:margin-left="-0.206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000001"/>
    </style:style>
    <style:style style:name="Table19" style:family="table">
      <style:table-properties style:width="16.51cm" fo:margin-left="-0.206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000001"/>
    </style:style>
    <style:style style:name="Table20" style:family="table">
      <style:table-properties style:width="16.51cm" fo:margin-left="-0.206cm" fo:margin-top="0cm" fo:margin-bottom="0cm" table:align="left"/>
    </style:style>
    <style:style style:name="Table20.A" style:family="table-column">
      <style:table-column-properties style:column-width="16.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000001"/>
    </style:style>
    <style:style style:name="Table21" style:family="table">
      <style:table-properties style:width="16.51cm" fo:margin-left="-0.206cm" fo:margin-top="0cm" fo:margin-bottom="0cm" table:align="left"/>
    </style:style>
    <style:style style:name="Table21.A" style:family="table-column">
      <style:table-column-properties style:column-width="4.232cm"/>
    </style:style>
    <style:style style:name="Table21.B" style:family="table-column">
      <style:table-column-properties style:column-width="12.278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000001"/>
    </style:style>
    <style:style style:name="Table22" style:family="table">
      <style:table-properties style:width="16.51cm" fo:margin-left="-0.206cm" fo:margin-top="0cm" fo:margin-bottom="0cm" table:align="left"/>
    </style:style>
    <style:style style:name="Table22.A" style:family="table-column">
      <style:table-column-properties style:column-width="16.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000001"/>
    </style:style>
    <style:style style:name="Table23" style:family="table">
      <style:table-properties style:width="16.51cm" fo:margin-left="-0.206cm" fo:margin-top="0cm" fo:margin-bottom="0cm" table:align="left"/>
    </style:style>
    <style:style style:name="Table23.A" style:family="table-column">
      <style:table-column-properties style:column-width="16.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000001"/>
    </style:style>
    <style:style style:name="Table25" style:family="table">
      <style:table-properties style:width="16.51cm" fo:margin-left="-0.206cm" fo:margin-top="0cm" fo:margin-bottom="0cm" table:align="left"/>
    </style:style>
    <style:style style:name="Table25.A" style:family="table-column">
      <style:table-column-properties style:column-width="16.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000001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Heading_20_2">
      <style:paragraph-properties fo:margin-top="0.635cm" fo:margin-bottom="0.212cm" loext:contextual-spacing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weight="bold" officeooo:paragraph-rsid="00081c36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weight="bold" officeooo:paragraph-rsid="000af702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81c36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af70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ca0f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officeooo:rsid="000e5a29" officeooo:paragraph-rsid="000e5a29"/>
    </style:style>
    <style:style style:name="P1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081c36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0af702" style:font-weight-asian="bold"/>
    </style:style>
    <style:style style:name="P16" style:family="paragraph" style:parent-style-name="Standard">
      <style:paragraph-properties fo:margin-top="0cm" fo:margin-bottom="0cm" loext:contextual-spacing="false"/>
      <style:text-properties fo:font-weight="bold" officeooo:paragraph-rsid="00081c36" style:font-weight-asian="bold"/>
    </style:style>
    <style:style style:name="P17" style:family="paragraph" style:parent-style-name="Standard">
      <style:paragraph-properties fo:margin-top="0cm" fo:margin-bottom="0cm" loext:contextual-spacing="false"/>
      <style:text-properties fo:font-weight="bold" officeooo:paragraph-rsid="000af702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81c36"/>
    </style:style>
    <style:style style:name="P1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af702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081c36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0af702"/>
    </style:style>
    <style:style style:name="P22" style:family="paragraph" style:parent-style-name="Heading_20_2" style:master-page-name="Standard">
      <style:paragraph-properties fo:margin-top="0.635cm" fo:margin-bottom="0.212cm" loext:contextual-spacing="false" style:page-number="1"/>
    </style:style>
    <style:style style:name="P23" style:family="paragraph" style:parent-style-name="Heading_20_2">
      <style:paragraph-properties fo:margin-top="0.635cm" fo:margin-bottom="0.212cm" loext:contextual-spacing="false"/>
      <style:text-properties officeooo:paragraph-rsid="00081c36"/>
    </style:style>
    <style:style style:name="P24" style:family="paragraph" style:parent-style-name="Heading_20_2">
      <style:paragraph-properties fo:margin-top="0.635cm" fo:margin-bottom="0.212cm" loext:contextual-spacing="false"/>
      <style:text-properties officeooo:paragraph-rsid="000af702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81c36"/>
    </style:style>
    <style:style style:name="T3" style:family="text">
      <style:text-properties officeooo:rsid="00094ebc"/>
    </style:style>
    <style:style style:name="T4" style:family="text">
      <style:text-properties officeooo:rsid="000af702"/>
    </style:style>
    <style:style style:name="T5" style:family="text">
      <style:text-properties officeooo:rsid="000c0466"/>
    </style:style>
    <style:style style:name="T6" style:family="text">
      <style:text-properties officeooo:rsid="000ca0f1"/>
    </style:style>
    <style:style style:name="T7" style:family="text">
      <style:text-properties officeooo:rsid="000e5a29"/>
    </style:style>
    <style:style style:name="T8" style:family="text">
      <style:text-properties officeooo:rsid="00115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9m4cmp8vnq6"/>UC01 - Manter Alunos &lt;&lt;CRUD&gt;&gt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tores</text:p>
          </table:table-cell>
          <table:table-cell table:style-name="Table1.A1" office:value-type="string">
            <text:p text:style-name="P1">Operador</text:p>
          </table:table-cell>
        </table:table-row>
        <table:table-row table:style-name="Table1.1">
          <table:table-cell table:style-name="Table1.A1" office:value-type="string">
            <text:p text:style-name="P5">Interessados</text:p>
          </table:table-cell>
          <table:table-cell table:style-name="Table1.A1" office:value-type="string">
            <text:p text:style-name="P1">Departamento de ensino, Departamento de marketing</text:p>
          </table:table-cell>
        </table:table-row>
        <table:table-row table:style-name="Table1.1">
          <table:table-cell table:style-name="Table1.A1" office:value-type="string">
            <text:p text:style-name="P13">Precondições</text:p>
          </table:table-cell>
          <table:table-cell table:style-name="Table1.A1" office:value-type="string">
            <text:p text:style-name="P1">Operador logado no sistema</text:p>
          </table:table-cell>
        </table:table-row>
        <table:table-row table:style-name="Table1.1">
          <table:table-cell table:style-name="Table1.A1" office:value-type="string">
            <text:p text:style-name="P13">Pós-condições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1">
          <table:table-cell table:style-name="Table1.A1" office:value-type="string">
            <text:p text:style-name="P13">Visão geral</text:p>
          </table:table-cell>
          <table:table-cell table:style-name="Table1.A1" office:value-type="string">
            <text:p text:style-name="P1">Este caso de uso consiste em um CRUD padrão de alunos.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Cenário Principal de Sucesso</text:p>
          </table:table-cell>
        </table:table-row>
        <table:table-row table:style-name="Table2.1">
          <table:table-cell table:style-name="Table2.A1" office:value-type="string">
            <text:p text:style-name="P1">1. O <text:span text:style-name="T1">operador</text:span> acessa o CRUD de alunos.</text:p>
            <text:p text:style-name="P1">2. [OUT] O sistema apresenta uma lista de código, nome, CPF, fone, email, data de nascimento e renda mensal de todos alunos, ordenada por nome.</text:p>
            <text:p text:style-name="P1">3. O <text:span text:style-name="T1">operador </text:span>escolhe uma das operações:</text:p>
            <text:p text:style-name="P1"><text:s text:c="2"/>3.1. Variante Inserir</text:p>
            <text:p text:style-name="P1"><text:s text:c="2"/>3.2. Variante Consultar</text:p>
            <text:p text:style-name="P1"><text:s text:c="2"/>3.3. Variante Alterar</text:p>
            <text:p text:style-name="P1"><text:s text:c="2"/>3.4. Variante Excluir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Cenários Alternativos: Variantes</text:p>
          </table:table-cell>
        </table:table-row>
        <table:table-row table:style-name="Table3.1">
          <table:table-cell table:style-name="Table3.A1" office:value-type="string">
            <text:p text:style-name="P5">Variante 3.1: Inserir</text:p>
            <text:p text:style-name="P1">3.1.1. [IN] O <text:span text:style-name="T1">operador </text:span>informa nome, CPF, fone, email, data de nascimento e renda mensal do novo aluno.</text:p>
            <text:p text:style-name="P1"/>
            <text:p text:style-name="P5">Variante 3.2: Consultar</text:p>
            <text:p text:style-name="P1">3.2.1. [IN] O <text:span text:style-name="T1">operador </text:span>informa o trecho do nome de um aluno.</text:p>
            <text:p text:style-name="P1">3.2.2. [OUT] O sistema apresenta uma lista de código, nome, CPF, fone, email, data de nascimento e renda mensal de todos alunos que encaixam no(s) parâmetro(s) informado(s), ordenada por nome.</text:p>
            <text:p text:style-name="P1"/>
            <text:p text:style-name="P5">Variante 3.3: Alterar</text:p>
            <text:p text:style-name="P1">3.3.1. Inclui Variante 3.2</text:p>
            <text:p text:style-name="P1">3.3.2. [IN] O <text:span text:style-name="T1">operador </text:span><text:s/>informa novos valores para nome, CPF, fone, email, data de nascimento e renda mensal.</text:p>
            <text:p text:style-name="P1"/>
            <text:p text:style-name="P5">Variante 3.4: Excluir</text:p>
            <text:p text:style-name="P1">3.4.1. Inclui Variante 3.2</text:p>
            <text:p text:style-name="P1">3.4.2. [IN] O <text:span text:style-name="T1">operador </text:span>seleciona um elemento da lista para excluir.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Cenários Alternativos: Exceções</text:p>
          </table:table-cell>
        </table:table-row>
        <text:soft-page-break/>
        <table:table-row table:style-name="Table4.1">
          <table:table-cell table:style-name="Table4.A1" office:value-type="string">
            <text:p text:style-name="P13">Exceção 3.1.1a: CPF já cadastrado</text:p>
            <text:p text:style-name="P3">3.1.1a.1. [IN] O sistema informa que o CPF já é cadastrado.</text:p>
            <text:p text:style-name="P3">3.1.1a.2. Vai para passo 2.</text:p>
            <text:p text:style-name="P3"/>
            <text:p text:style-name="P13">Exceção 3.3.2a: CPF já cadastrado</text:p>
            <text:p text:style-name="P3">3.3.2a.1. [IN] O sistema informa que o CPF já é cadastrado.</text:p>
            <text:p text:style-name="P3">3.3.2a.2. Vai para passo 2.</text:p>
            <text:p text:style-name="P3"/>
            <text:p text:style-name="P13">Exceção 3.4.2a: Aluno possui matrículas cadastradas</text:p>
            <text:p text:style-name="P3">3.4.2a.1. [IN] O sistema informa que é impossível excluir o aluno, pois ele já tem matrículas em seu nome.</text:p>
            <text:p text:style-name="P3">3.4.2a.2. Vai para passo 2.</text:p>
          </table:table-cell>
        </table:table-row>
      </table:table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Informações complementares</text:p>
          </table:table-cell>
        </table:table-row>
        <table:table-row table:style-name="Table5.1">
          <table:table-cell table:style-name="Table5.A1" office:value-type="string">
            <text:p text:style-name="P1">-</text:p>
          </table:table-cell>
        </table:table-row>
      </table:table>
      <text:p text:style-name="P2"/>
      <text:p text:style-name="P4"><text:bookmark text:name="_g5kzag0vqls"/>UC02 - Pesquisar Curs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Atores</text:p>
          </table:table-cell>
          <table:table-cell table:style-name="Table6.A1" office:value-type="string">
            <text:p text:style-name="P3">Usuário</text:p>
          </table:table-cell>
        </table:table-row>
        <table:table-row table:style-name="Table6.1">
          <table:table-cell table:style-name="Table6.A1" office:value-type="string">
            <text:p text:style-name="P13">Interessados</text:p>
          </table:table-cell>
          <table:table-cell table:style-name="Table6.A1" office:value-type="string">
            <text:p text:style-name="P3">-</text:p>
          </table:table-cell>
        </table:table-row>
        <table:table-row table:style-name="Table6.1">
          <table:table-cell table:style-name="Table6.A1" office:value-type="string">
            <text:p text:style-name="P13">Precondições</text:p>
          </table:table-cell>
          <table:table-cell table:style-name="Table6.A1" office:value-type="string">
            <text:p text:style-name="P3">-</text:p>
          </table:table-cell>
        </table:table-row>
        <table:table-row table:style-name="Table6.1">
          <table:table-cell table:style-name="Table6.A1" office:value-type="string">
            <text:p text:style-name="P13">Pós-condições</text:p>
          </table:table-cell>
          <table:table-cell table:style-name="Table6.A1" office:value-type="string">
            <text:p text:style-name="P3">-</text:p>
          </table:table-cell>
        </table:table-row>
        <table:table-row table:style-name="Table6.1">
          <table:table-cell table:style-name="Table6.A1" office:value-type="string">
            <text:p text:style-name="P13">Visão geral</text:p>
          </table:table-cell>
          <table:table-cell table:style-name="Table6.A1" office:value-type="string">
            <text:p text:style-name="P3">Este caso de uso consiste em uma pesquisa de cursos por nome e faixa de preço.</text:p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Cenário Principal de Sucesso</text:p>
          </table:table-cell>
        </table:table-row>
        <table:table-row table:style-name="Table7.1">
          <table:table-cell table:style-name="Table7.A1" office:value-type="string">
            <text:p text:style-name="P3">1. [IN] O <text:span text:style-name="T1">usuário </text:span>informa um trecho do nome e um preço mínimo e máximo de curso.</text:p>
            <text:p text:style-name="P3">2. [OUT] O sistema apresenta uma lista de código, nome e preço dos cursos que encaixam no(s) parâmetro(s) informado(s), ordenada por nome.</text:p>
            <text:p text:style-name="P3">3. [IN] O <text:span text:style-name="T1">usuário</text:span> seleciona um elemento da lista.</text:p>
            <text:p text:style-name="P3">4. [OUT] O sistema informa código, nome, preço, carga horária e pontuação do curso selecionado, bem como código e número de vagas de todas turmas do curso.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Cenários Alternativos: Variantes</text:p>
          </table:table-cell>
        </table:table-row>
        <table:table-row table:style-name="Table8.1">
          <table:table-cell table:style-name="Table8.A1" office:value-type="string">
            <text:p text:style-name="P3">-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Cenários Alternativos: Exceções</text:p>
          </table:table-cell>
        </table:table-row>
        <text:soft-page-break/>
        <table:table-row table:style-name="Table9.1">
          <table:table-cell table:style-name="Table9.A1" office:value-type="string">
            <text:p text:style-name="P3">-</text:p>
          </table:table-cell>
        </table:table-row>
      </table:table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3">Informações complementares</text:p>
          </table:table-cell>
        </table:table-row>
        <table:table-row table:style-name="Table10.1">
          <table:table-cell table:style-name="Table10.A1" office:value-type="string">
            <text:p text:style-name="P3">-</text:p>
          </table:table-cell>
        </table:table-row>
      </table:table>
      <text:p text:style-name="P2"/>
      <text:p text:style-name="P4"><text:bookmark text:name="_1q0zlj5nuvl"/>UC03 - Realizar matrícula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Atores</text:p>
          </table:table-cell>
          <table:table-cell table:style-name="Table11.A1" office:value-type="string">
            <text:p text:style-name="P3">Operador</text:p>
          </table:table-cell>
        </table:table-row>
        <table:table-row table:style-name="Table11.1">
          <table:table-cell table:style-name="Table11.A1" office:value-type="string">
            <text:p text:style-name="P13">Interessados</text:p>
          </table:table-cell>
          <table:table-cell table:style-name="Table11.A1" office:value-type="string">
            <text:p text:style-name="P3">Departamento de vendas</text:p>
          </table:table-cell>
        </table:table-row>
        <table:table-row table:style-name="Table11.1">
          <table:table-cell table:style-name="Table11.A1" office:value-type="string">
            <text:p text:style-name="P13">Precondições</text:p>
          </table:table-cell>
          <table:table-cell table:style-name="Table11.A1" office:value-type="string">
            <text:p text:style-name="P3">Operador logado no sistema</text:p>
          </table:table-cell>
        </table:table-row>
        <table:table-row table:style-name="Table11.1">
          <table:table-cell table:style-name="Table11.A1" office:value-type="string">
            <text:p text:style-name="P13">Pós-condições</text:p>
          </table:table-cell>
          <table:table-cell table:style-name="Table11.A1" office:value-type="string">
            <text:p text:style-name="P3">-</text:p>
          </table:table-cell>
        </table:table-row>
        <table:table-row table:style-name="Table11.1">
          <table:table-cell table:style-name="Table11.A1" office:value-type="string">
            <text:p text:style-name="P13">Visão geral</text:p>
          </table:table-cell>
          <table:table-cell table:style-name="Table11.A1" office:value-type="string">
            <text:p text:style-name="P3">Este caso de uso consiste no processo de se matricular um aluno em uma turma.</text:p>
          </table:table-cell>
        </table:table-row>
      </table:table>
      <text:p text:style-name="P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Cenário Principal de Sucesso</text:p>
          </table:table-cell>
        </table:table-row>
        <table:table-row table:style-name="Table12.1">
          <table:table-cell table:style-name="Table12.A1" office:value-type="string">
            <text:p text:style-name="P3">1. O <text:span text:style-name="T1">operador </text:span>acessa a opção de realizar matrícula.</text:p>
            <text:p text:style-name="P3">2. [OUT] O sistema apresenta uma lista de código, nome, carga horária e preço de todos cursos. </text:p>
            <text:p text:style-name="P3">3. [IN] O <text:span text:style-name="T1">operador</text:span> seleciona um curso da lista.</text:p>
            <text:p text:style-name="P3">4. [OUT] O sistema apresenta uma lista com código, data de início, número de vagas das turmas não finalizadas do curso selecionado.</text:p>
            <text:p text:style-name="P3">5. [IN] O <text:span text:style-name="T1">operador</text:span> seleciona uma turma da lista.</text:p>
            <text:p text:style-name="P3">6. [OUT] O sistema apresenta uma lista com nome e CPF de todos alunos, ordenada por nome.</text:p>
            <text:p text:style-name="P3">7. [IN] O <text:span text:style-name="T1">operador </text:span>seleciona um aluno da lista e informa o número de parcelas em que o curso vai ser pago.</text:p>
            <text:p text:style-name="P3">8. [OUT] O sistema apresenta código, data e número de parcelas da nova matrícula, bem como o número de vagas da turma, nome e CPF do aluno. </text:p>
          </table:table-cell>
        </table:table-row>
      </table:table>
      <text:p text:style-name="P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Cenários Alternativos: Variantes</text:p>
          </table:table-cell>
        </table:table-row>
        <table:table-row table:style-name="Table13.1">
          <table:table-cell table:style-name="Table13.A1" office:value-type="string">
            <text:p text:style-name="P3">-</text:p>
          </table:table-cell>
        </table:table-row>
      </table:table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Cenários Alternativos: Exceções</text:p>
          </table:table-cell>
        </table:table-row>
        <table:table-row table:style-name="Table14.1">
          <table:table-cell table:style-name="Table14.A1" office:value-type="string">
            <text:p text:style-name="P13">Exceção 7a: Aluno já pertence à turma</text:p>
            <text:p text:style-name="P3">7a.1. [IN] O sistema informa que o aluno selecionado já pertence à turma.</text:p>
            <text:p text:style-name="P3">7a.2. O caso de uso é abortado.</text:p>
            <text:p text:style-name="P3"><text:soft-page-break/></text:p>
            <text:p text:style-name="P13">Exceção 7b: A turma está lotada</text:p>
            <text:p text:style-name="P3">7b.1. [IN] O sistema informa que a turma já está lotada.</text:p>
            <text:p text:style-name="P3">7b.2. O caso de uso é abortado.</text:p>
          </table:table-cell>
        </table:table-row>
      </table:table>
      <text:p text:style-name="P2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3">Informações complementares</text:p>
          </table:table-cell>
        </table:table-row>
        <table:table-row table:style-name="Table15.1">
          <table:table-cell table:style-name="Table15.A1" office:value-type="string">
            <text:p text:style-name="P3">A data de matrícula deve ser a data do sistema no momento em que a matrícula foi realizada..</text:p>
          </table:table-cell>
        </table:table-row>
      </table:table>
      <text:p text:style-name="P2"/>
      <text:p text:style-name="P2"/>
      <text:p text:style-name="P23">UC0<text:span text:style-name="T2">4</text:span> - Manter <text:span text:style-name="T2">Cursos</text:span> &lt;&lt;CRUD&gt;&gt;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6">Atores</text:p>
          </table:table-cell>
          <table:table-cell table:style-name="Table16.A1" office:value-type="string">
            <text:p text:style-name="P8">Operador</text:p>
          </table:table-cell>
        </table:table-row>
        <table:table-row table:style-name="Table16.1">
          <table:table-cell table:style-name="Table16.A1" office:value-type="string">
            <text:p text:style-name="P6">Interessados</text:p>
          </table:table-cell>
          <table:table-cell table:style-name="Table16.A1" office:value-type="string">
            <text:p text:style-name="P8">Departamento de ensino, Departamento de marketing</text:p>
          </table:table-cell>
        </table:table-row>
        <table:table-row table:style-name="Table16.1">
          <table:table-cell table:style-name="Table16.A1" office:value-type="string">
            <text:p text:style-name="P14">Precondições</text:p>
          </table:table-cell>
          <table:table-cell table:style-name="Table16.A1" office:value-type="string">
            <text:p text:style-name="P8">Operador logado no sistema</text:p>
          </table:table-cell>
        </table:table-row>
        <table:table-row table:style-name="Table16.1">
          <table:table-cell table:style-name="Table16.A1" office:value-type="string">
            <text:p text:style-name="P14">Pós-condições</text:p>
          </table:table-cell>
          <table:table-cell table:style-name="Table16.A1" office:value-type="string">
            <text:p text:style-name="P8">-</text:p>
          </table:table-cell>
        </table:table-row>
        <table:table-row table:style-name="Table16.1">
          <table:table-cell table:style-name="Table16.A1" office:value-type="string">
            <text:p text:style-name="P14">Visão geral</text:p>
          </table:table-cell>
          <table:table-cell table:style-name="Table16.A1" office:value-type="string">
            <text:p text:style-name="P8">Este caso de uso consiste em um CRUD padrão de <text:span text:style-name="T2">curso</text:span>s.</text:p>
          </table:table-cell>
        </table:table-row>
      </table:table>
      <text:p text:style-name="P20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6">Cenário Principal de Sucesso</text:p>
          </table:table-cell>
        </table:table-row>
        <table:table-row table:style-name="Table17.1">
          <table:table-cell table:style-name="Table17.A1" office:value-type="string">
            <text:p text:style-name="P8">1. O <text:span text:style-name="T1">operador</text:span> acessa o CRUD de <text:span text:style-name="T2">cursos</text:span>.</text:p>
            <text:p text:style-name="P8">2. [OUT] O sistema apresenta uma lista de <text:span text:style-name="T2">nome, carga horária, preço e pontuação</text:span>, ordenada por nome.</text:p>
            <text:p text:style-name="P8">3. O <text:span text:style-name="T1">operador </text:span>escolhe uma das operações:</text:p>
            <text:p text:style-name="P8"><text:s text:c="2"/>3.1. Variante Inserir</text:p>
            <text:p text:style-name="P8"><text:s text:c="2"/>3.2. Variante Consultar</text:p>
            <text:p text:style-name="P8"><text:s text:c="2"/>3.3. Variante Alterar</text:p>
            <text:p text:style-name="P8"><text:s text:c="2"/>3.4. Variante Excluir</text:p>
          </table:table-cell>
        </table:table-row>
      </table:table>
      <text:p text:style-name="P2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Cenários Alternativos: Variantes</text:p>
          </table:table-cell>
        </table:table-row>
        <table:table-row table:style-name="Table18.1">
          <table:table-cell table:style-name="Table18.A1" office:value-type="string">
            <text:p text:style-name="P6">Variante 3.1: Inserir</text:p>
            <text:p text:style-name="P8">3.1.1. [IN] O <text:span text:style-name="T1">operador </text:span>informa <text:span text:style-name="T2">nome, carga horária, preço e pontuação </text:span>do novo <text:span text:style-name="T2">curso</text:span>.</text:p>
            <text:p text:style-name="P8"/>
            <text:p text:style-name="P6">Variante 3.2: Consultar</text:p>
            <text:p text:style-name="P8">3.2.1. [IN] O <text:span text:style-name="T1">operador </text:span>informa o trecho do nome d<text:span text:style-name="T2">o</text:span> <text:span text:style-name="T2">curs</text:span>o.</text:p>
            <text:p text:style-name="P8">3.2.2. [OUT] O sistema apresenta uma lista de <text:span text:style-name="T2">código,nome, carga horária, preço e pontuação</text:span> de todos <text:span text:style-name="T2">curs</text:span>os que encaixam no(s) parâmetro(s) informado(s), ordenada por nome.</text:p>
            <text:p text:style-name="P8"/>
            <text:p text:style-name="P6"><text:soft-page-break/>Variante 3.3: Alterar</text:p>
            <text:p text:style-name="P8">3.3.1. Inclui Variante 3.2</text:p>
            <text:p text:style-name="P8">3.3.2. [IN] O <text:span text:style-name="T1">operador </text:span><text:s/>informa novos valores para <text:span text:style-name="T2">nome, carga horária, preço e pontuação</text:span>.</text:p>
            <text:p text:style-name="P8"/>
            <text:p text:style-name="P6">Variante 3.4: Excluir</text:p>
            <text:p text:style-name="P8">3.4.1. Inclui Variante 3.2</text:p>
            <text:p text:style-name="P8">3.4.2. [IN] O <text:span text:style-name="T1">operador </text:span>seleciona um elemento da lista para excluir.</text:p>
          </table:table-cell>
        </table:table-row>
      </table:table>
      <text:p text:style-name="P20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6">Cenários Alternativos: Exceções</text:p>
          </table:table-cell>
        </table:table-row>
        <table:table-row table:style-name="Table19.1">
          <table:table-cell table:style-name="Table19.A1" office:value-type="string">
            <text:p text:style-name="P14">Exceção 3.1.1a: <text:span text:style-name="T3">Nome</text:span> já cadastrado</text:p>
            <text:p text:style-name="P18">3.1.1a.1. [IN] O sistema informa que já <text:span text:style-name="T2">existe um curso </text:span>cadastrado <text:span text:style-name="T2">com esse nome</text:span>.</text:p>
            <text:p text:style-name="P18">3.1.1a.2. Vai para passo 2.</text:p>
            <text:p text:style-name="P18"/>
            <text:p text:style-name="P14">Exceção 3.3.2a: <text:span text:style-name="T3">Nome</text:span> já cadastrado</text:p>
            <text:p text:style-name="P18">3.3.2a.1. [IN] O sistema informa que já <text:span text:style-name="T2">existe um curso </text:span>cadastrado <text:span text:style-name="T2">com esse nome</text:span>.</text:p>
            <text:p text:style-name="P18">3.3.2a.2. Vai para passo 2.</text:p>
            <text:p text:style-name="P18"/>
            <text:p text:style-name="P14">Exceção 3.4.2a: <text:s/><text:span text:style-name="T3">Curso </text:span>possui <text:span text:style-name="T3">turmas</text:span> cadastradas</text:p>
            <text:p text:style-name="P18">3.4.2a.1. [IN] O sistema informa que é impossível excluir o <text:span text:style-name="T3">curso</text:span>, pois ele já tem <text:span text:style-name="T3">turmas</text:span> <text:span text:style-name="T3">cadastradas</text:span>.</text:p>
            <text:p text:style-name="P18">3.4.2a.2. Vai para passo 2.</text:p>
          </table:table-cell>
        </table:table-row>
      </table:table>
      <text:p text:style-name="P20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">Informações complementares</text:p>
          </table:table-cell>
        </table:table-row>
        <table:table-row table:style-name="Table20.1">
          <table:table-cell table:style-name="Table20.A1" office:value-type="string">
            <text:p text:style-name="P8">-</text:p>
          </table:table-cell>
        </table:table-row>
      </table:table>
      <text:p text:style-name="P20"/>
      <text:p text:style-name="P24">UC0<text:span text:style-name="T4">5</text:span> - Manter <text:span text:style-name="T4">Turmas</text:span> &lt;&lt;CRUD&gt;&gt;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">Atores</text:p>
          </table:table-cell>
          <table:table-cell table:style-name="Table21.A1" office:value-type="string">
            <text:p text:style-name="P9">Operador</text:p>
          </table:table-cell>
        </table:table-row>
        <table:table-row table:style-name="Table21.1">
          <table:table-cell table:style-name="Table21.A1" office:value-type="string">
            <text:p text:style-name="P7">Interessados</text:p>
          </table:table-cell>
          <table:table-cell table:style-name="Table21.A1" office:value-type="string">
            <text:p text:style-name="P9">Departamento de ensino</text:p>
          </table:table-cell>
        </table:table-row>
        <table:table-row table:style-name="Table21.1">
          <table:table-cell table:style-name="Table21.A1" office:value-type="string">
            <text:p text:style-name="P15">Precondições</text:p>
          </table:table-cell>
          <table:table-cell table:style-name="Table21.A1" office:value-type="string">
            <text:p text:style-name="P9">Operador logado no sistema</text:p>
          </table:table-cell>
        </table:table-row>
        <table:table-row table:style-name="Table21.1">
          <table:table-cell table:style-name="Table21.A1" office:value-type="string">
            <text:p text:style-name="P15">Pós-condições</text:p>
          </table:table-cell>
          <table:table-cell table:style-name="Table21.A1" office:value-type="string">
            <text:p text:style-name="P9">-</text:p>
          </table:table-cell>
        </table:table-row>
        <table:table-row table:style-name="Table21.1">
          <table:table-cell table:style-name="Table21.A1" office:value-type="string">
            <text:p text:style-name="P15">Visão geral</text:p>
          </table:table-cell>
          <table:table-cell table:style-name="Table21.A1" office:value-type="string">
            <text:p text:style-name="P9">Este caso de uso consiste em um CRUD padrão de <text:span text:style-name="T4">turmas</text:span>.</text:p>
          </table:table-cell>
        </table:table-row>
      </table:table>
      <text:p text:style-name="P21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Cenário Principal de Sucesso</text:p>
          </table:table-cell>
        </table:table-row>
        <table:table-row table:style-name="Table22.1">
          <table:table-cell table:style-name="Table22.A1" office:value-type="string">
            <text:p text:style-name="P9">1. O <text:span text:style-name="T1">operador</text:span> acessa o CRUD de <text:span text:style-name="T4">turmas</text:span>.</text:p>
            <text:p text:style-name="P11">2. [OUT]Sistema retorna uma lista com todos os cursos</text:p>
            <text:p text:style-name="P11">3.O operdador seleciona um elemento da lista</text:p>
            <text:p text:style-name="P9"><text:span text:style-name="T7">4</text:span>. [OUT] O sistema apresenta uma lista de <text:span text:style-name="T5">data de início,numero de vagas e status de </text:span><text:soft-page-break/><text:span text:style-name="T5">finalização,oredenada por data de início</text:span>.</text:p>
            <text:p text:style-name="P9"><text:span text:style-name="T7">5</text:span>. O <text:span text:style-name="T1">operador </text:span>escolhe uma das operações:</text:p>
            <text:p text:style-name="P9"><text:s text:c="2"/><text:span text:style-name="T7">5</text:span>.1. Variante Inserir</text:p>
            <text:p text:style-name="P9"><text:s text:c="2"/><text:span text:style-name="T7">5</text:span>.2. Variante Consultar</text:p>
            <text:p text:style-name="P9"><text:s text:c="2"/><text:span text:style-name="T7">5</text:span>.3. Variante Alterar</text:p>
            <text:p text:style-name="P9"><text:s text:c="2"/><text:span text:style-name="T7">5</text:span>.4. Variante Excluir</text:p>
          </table:table-cell>
        </table:table-row>
      </table:table>
      <text:p text:style-name="P21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Cenários Alternativos: Variantes</text:p>
          </table:table-cell>
        </table:table-row>
        <table:table-row table:style-name="Table23.1">
          <table:table-cell table:style-name="Table23.A1" office:value-type="string">
            <text:p text:style-name="P7">Variante <text:span text:style-name="T7">5</text:span>.1: Inserir</text:p>
            <text:p text:style-name="P9"><text:span text:style-name="T7">5</text:span>.1.1. [IN] O <text:span text:style-name="T1">operador </text:span>informa <text:span text:style-name="T6">data de início, número de vagas, e status de finalização</text:span>.</text:p>
            <text:p text:style-name="P9"/>
            <text:p text:style-name="P7">Variante <text:span text:style-name="T7">5</text:span>.2: Consultar</text:p>
            <text:p text:style-name="P9"><text:span text:style-name="T7">5</text:span>.2.1. [IN] O <text:span text:style-name="T1">operador </text:span>informa <text:span text:style-name="T6">a data de início</text:span>.</text:p>
            <text:p text:style-name="P10"><text:span text:style-name="T7">5</text:span>.2.2. [OUT] O sistema apresenta uma lista de <text:span text:style-name="T6">data de início, número de vagas, e status de finalização</text:span> de tod<text:span text:style-name="T6">a</text:span>s <text:span text:style-name="T6">turmas</text:span> que encaixam no(s) parâmetro(s) informado(s), ordenada por <text:span text:style-name="T6">data de início</text:span>.</text:p>
            <text:p text:style-name="P9"/>
            <text:p text:style-name="P7">Variante <text:span text:style-name="T7">5</text:span>.3: Alterar</text:p>
            <text:p text:style-name="P9"><text:span text:style-name="T7">5</text:span>.3.1. Inclui Variante <text:span text:style-name="T8">5</text:span>.2</text:p>
            <text:p text:style-name="P10"><text:span text:style-name="T7">5</text:span>.3.2. [IN] O <text:span text:style-name="T1">operador </text:span><text:s/>informa novos valores para <text:span text:style-name="T6">data de início, número de vagas, e status de finalização</text:span>.</text:p>
            <text:p text:style-name="P9"/>
            <text:p text:style-name="P7">Variante <text:span text:style-name="T7">5</text:span>.4: Excluir</text:p>
            <text:p text:style-name="P9"><text:span text:style-name="T7">5</text:span>.4.1. Inclui Variante <text:span text:style-name="T8">5</text:span>.2</text:p>
            <text:p text:style-name="P9"><text:span text:style-name="T7">5</text:span>.4.2. [IN] O <text:span text:style-name="T1">operador </text:span>seleciona um elemento da lista para excluir.</text:p>
          </table:table-cell>
        </table:table-row>
      </table:table>
      <text:p text:style-name="P21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Informações complementares</text:p>
          </table:table-cell>
        </table:table-row>
        <table:table-row table:style-name="Table25.1">
          <table:table-cell table:style-name="Table25.A1" office:value-type="string">
            <text:p text:style-name="P9">-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10-03T17:46:35.657961113</dc:date>
    <meta:editing-duration>PT1H33M32S</meta:editing-duration>
    <meta:editing-cycles>4</meta:editing-cycles>
    <meta:document-statistic meta:table-count="24" meta:image-count="0" meta:object-count="0" meta:page-count="6" meta:paragraph-count="174" meta:word-count="1119" meta:character-count="6838" meta:non-whitespace-character-count="5863"/>
  </office:meta>
</office:document-meta>
</file>